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82d1" officeooo:paragraph-rsid="000e82d1"/>
    </style:style>
    <style:style style:name="P2" style:family="paragraph" style:parent-style-name="Standard">
      <style:text-properties fo:font-style="italic" officeooo:rsid="000e82d1" officeooo:paragraph-rsid="000e82d1" style:font-style-asian="italic" style:font-style-complex="italic"/>
    </style:style>
    <style:style style:name="P3" style:family="paragraph" style:parent-style-name="Standard">
      <style:text-properties fo:font-style="italic" officeooo:rsid="00105c18" officeooo:paragraph-rsid="00105c18" style:font-style-asian="italic" style:font-style-complex="italic"/>
    </style:style>
    <style:style style:name="P4" style:family="paragraph" style:parent-style-name="Standard">
      <style:text-properties officeooo:paragraph-rsid="000e82d1"/>
    </style:style>
    <style:style style:name="P5" style:family="paragraph" style:parent-style-name="Standard">
      <style:text-properties officeooo:rsid="0012191c" officeooo:paragraph-rsid="0012191c"/>
    </style:style>
    <style:style style:name="T1" style:family="text">
      <style:text-properties style:text-position="super 58%"/>
    </style:style>
    <style:style style:name="T2" style:family="text">
      <style:text-properties style:text-position="super 58%" officeooo:rsid="000cf75c"/>
    </style:style>
    <style:style style:name="T3" style:family="text">
      <style:text-properties officeooo:rsid="000cf75c"/>
    </style:style>
    <style:style style:name="T4" style:family="text">
      <style:text-properties fo:font-style="italic" officeooo:rsid="000cf75c" style:font-style-asian="italic" style:font-style-complex="italic"/>
    </style:style>
    <style:style style:name="T5" style:family="text">
      <style:text-properties style:text-position="sub 58%" officeooo:rsid="000cf75c"/>
    </style:style>
    <style:style style:name="T6" style:family="text">
      <style:text-properties officeooo:rsid="000e82d1"/>
    </style:style>
    <style:style style:name="T7" style:family="text">
      <style:text-properties officeooo:rsid="00105c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structure of atomic nuclei can be described using the single-particle picture, especially for nuclei with magic numbers such as 8, 20, 28, 50, 82, and 126. In these nuclei, there are significant energy gaps between occupied and valence orbitals. However, in reality, the atomic nucleus is a correlated system where nucleons occupy valence orbits, leading to a diffuse Fermi surface. <text:span text:style-name="T3">T</text:span>he N=40 shell gap in <text:span text:style-name="T1">68</text:span>Ni, which is part of the <text:span text:style-name="T6">HO-like </text:span>magic numbers 8 and 20 <text:span text:style-name="T3">was studied in terms of this diffuseness which is important for characterizing magicity.</text:span> <text:span text:style-name="T3">The occupancy of </text:span><text:span text:style-name="T4">fpg</text:span><text:span text:style-name="T3"> neutron orbitals in Stable Ni isotopes (from </text:span><text:span text:style-name="T2">58</text:span><text:span text:style-name="T3">Ni to </text:span><text:span text:style-name="T2">64</text:span><text:span text:style-name="T3">Ni) was investigated and found partial filling of g</text:span><text:span text:style-name="T5">9/2</text:span><text:span text:style-name="T3"> orbitals starts below N=40</text:span><text:span text:style-name="T6">[1]</text:span><text:span text:style-name="T3">.</text:span><text:span text:style-name="T6">The shell evolution which is disappearance of conventional magic numbers, and the appearance of new ones have been observed in the nuclei far from stability. One example of this phenomena is 78Ni which has conventional magic numbers of Z=28 and N=50.</text:span></text:p>
      <text:p text:style-name="P4"/>
      <text:p text:style-name="P4">Recently, measurements of 78Ni have shown that the N=50 magic number state is preserved, but there is evidence of a nearby prolate shape <text:span text:style-name="T6">[2]</text:span>. The energy levels provide information about magicity, but the amplitude of the N=50 shell gap and its evolution by adding neutrons from 68Ni are still unknown. <text:s/>To determine the evolution of the N=50 gap between the d5/2 and g9/2 neutron orbitals, we need to start by determining it in 68 Ni at N=40. This can be estimated from the excitation energy of the 5/2+ states in 69 Ni, obtained by adding a single neutron to the d5/2 orbital of 68 Ni through the (d, p) reaction. Spectroscopic factors <text:span text:style-name="T7">can be</text:span> used to determine the centroid of the 5/2+ states. The hole contribution can be derived from the neutron removal reaction 68 Ni(p, d)67 Ni. The N=50 gap can then be derived from the difference between the centroids of the d5/2 and g9/2 orbitals. By applying neutron-neutron matrix elements derived in this region, we can infer the size of the N=50 gap in 78 Ni and compare it with calculations for 78 Ni <text:span text:style-name="T7">[3]</text:span>. </text:p>
      <text:p text:style-name="Standard">In <text:span text:style-name="T7">this study, in </text:span>addition to determining the N=50 shell gap, it is also interesting to study the spin-orbit splitting of the 2p, 1f (hole), and 1g (particle) orbitals in 68 Ni. By performing the neutron removal reaction from 68 Ni, we <text:span text:style-name="T7">can </text:span>obtain spectroscopic information about the 2p hole states in 68 Ni. <text:span text:style-name="T7">Also we can </text:span>deduce information about the location of the g7/2 particle strength in 69Ni and f7/2 hole strength in 67 Ni from the neutron adding and removal reactions, respectively. The neutron spin-orbit splitting between g7/2 and g9/2 and between f5/2 and f7/2 is expected to be around 9 MeV and 7 MeV, respectively, but the strength is likely to be fragmented, especially for the g7/2 orbital.</text:p>
      <text:p text:style-name="P5">To summarize, In this study we present the preliminary results of neutron adding and neutron removal reactions from the 68 Ni nucleus to study the neutron Fermi surface at N =40, the g9/2 − d5/2 spacing at N =40, the 2p SO splitting, as well as the 1g and 1f SO splittings.</text:p>
      <text:p text:style-name="Standard"/>
      <text:p text:style-name="P1">References:</text:p>
      <text:p text:style-name="P2">[1] J.P. Schiffer et al., Phys. Rev. Lett. 108, 022501 (2012).</text:p>
      <text:p text:style-name="P2">[2]R. Taniuchi et al., Nature 569, 53–58 (2019).</text:p>
      <text:p text:style-name="P3">[3]O. Sorlin and M.G. Porquet, Phys. Scr. T152, 014003 (20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09:53:39.261892341</meta:creation-date>
    <dc:date>2023-09-19T10:35:43.759838168</dc:date>
    <meta:editing-duration>PT1M34S</meta:editing-duration>
    <meta:editing-cycles>1</meta:editing-cycles>
    <meta:document-statistic meta:table-count="0" meta:image-count="0" meta:object-count="0" meta:page-count="1" meta:paragraph-count="8" meta:word-count="548" meta:character-count="3179" meta:non-whitespace-character-count="2638"/>
    <meta:generator>LibreOffice/7.3.7.2$Linux_X86_64 LibreOffice_project/30$Build-2</meta:generator>
  </office:meta>
</office:document-meta>
</file>